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Arial1" fo:font-size="12pt" fo:font-weight="bold" officeooo:rsid="0009e623" officeooo:paragraph-rsid="0009e623" style:font-size-asian="12pt" style:font-weight-asian="bold" style:font-size-complex="12pt" style:font-weight-complex="bold"/>
    </style:style>
    <style:style style:name="P2" style:family="paragraph" style:parent-style-name="Preformatted_20_Text">
      <style:text-properties style:font-name="Arial1" fo:font-size="12pt" fo:font-weight="bold" officeooo:rsid="000acb3f" officeooo:paragraph-rsid="000acb3f" style:font-size-asian="12pt" style:font-weight-asian="bold" style:font-size-complex="12pt" style:font-weight-complex="bold"/>
    </style:style>
    <style:style style:name="P3" style:family="paragraph" style:parent-style-name="Preformatted_20_Text">
      <style:text-properties style:font-name="Arial1" fo:font-size="12pt" fo:font-weight="bold" officeooo:rsid="000b2fa8" officeooo:paragraph-rsid="000b2fa8" style:font-size-asian="12pt" style:font-weight-asian="bold" style:font-size-complex="12pt" style:font-weight-complex="bold"/>
    </style:style>
    <style:style style:name="P4" style:family="paragraph" style:parent-style-name="Preformatted_20_Text">
      <style:text-properties style:font-name="Arial1" fo:font-size="12pt" fo:font-weight="bold" officeooo:rsid="000be3a3" officeooo:paragraph-rsid="000be3a3" style:font-size-asian="12pt" style:font-weight-asian="bold" style:font-size-complex="12pt" style:font-weight-complex="bold"/>
    </style:style>
    <style:style style:name="P5" style:family="paragraph" style:parent-style-name="Preformatted_20_Text">
      <style:text-properties style:font-name="Arial1" fo:font-size="12pt" fo:font-weight="bold" officeooo:rsid="000d3d4e" officeooo:paragraph-rsid="000d3d4e" style:font-size-asian="12pt" style:font-weight-asian="bold" style:font-size-complex="12pt" style:font-weight-complex="bold"/>
    </style:style>
    <style:style style:name="P6" style:family="paragraph" style:parent-style-name="Preformatted_20_Text">
      <style:text-properties style:font-name="Arial1" fo:font-size="12pt" fo:font-weight="bold" officeooo:rsid="000e4985" officeooo:paragraph-rsid="000e4985" style:font-size-asian="12pt" style:font-weight-asian="bold" style:font-size-complex="12pt" style:font-weight-complex="bold"/>
    </style:style>
    <style:style style:name="P7" style:family="paragraph" style:parent-style-name="Preformatted_20_Text">
      <style:text-properties style:font-name="Arial1" fo:font-size="12pt" fo:font-weight="bold" officeooo:rsid="000e667b" officeooo:paragraph-rsid="000e667b" style:font-size-asian="12pt" style:font-weight-asian="bold" style:font-size-complex="12pt" style:font-weight-complex="bold"/>
    </style:style>
    <style:style style:name="P8" style:family="paragraph" style:parent-style-name="Preformatted_20_Text">
      <style:text-properties style:font-name="Arial1" fo:font-size="12pt" fo:font-weight="bold" officeooo:rsid="000e68a2" officeooo:paragraph-rsid="000e68a2" style:font-size-asian="12pt" style:font-weight-asian="bold" style:font-size-complex="12pt" style:font-weight-complex="bold"/>
    </style:style>
    <style:style style:name="P9" style:family="paragraph" style:parent-style-name="Preformatted_20_Text">
      <style:text-properties style:font-name="Arial1" fo:font-size="12pt" fo:font-weight="normal" officeooo:rsid="0009e623" officeooo:paragraph-rsid="0009e623" style:font-size-asian="12pt" style:font-weight-asian="normal" style:font-size-complex="12pt" style:font-weight-complex="normal"/>
    </style:style>
    <style:style style:name="P10" style:family="paragraph" style:parent-style-name="Preformatted_20_Text">
      <style:text-properties style:font-name="Arial1" fo:font-size="12pt" fo:font-weight="normal" officeooo:rsid="000b2fa8" officeooo:paragraph-rsid="000b2fa8" style:font-size-asian="12pt" style:font-weight-asian="normal" style:font-size-complex="12pt" style:font-weight-complex="normal"/>
    </style:style>
    <style:style style:name="P11" style:family="paragraph" style:parent-style-name="Preformatted_20_Text">
      <style:text-properties style:font-name="Arial1" fo:font-size="12pt" fo:font-weight="normal" officeooo:rsid="000b2fa8" officeooo:paragraph-rsid="000d3d4e" style:font-size-asian="12pt" style:font-weight-asian="normal" style:font-size-complex="12pt" style:font-weight-complex="normal"/>
    </style:style>
    <style:style style:name="P12" style:family="paragraph" style:parent-style-name="Preformatted_20_Text">
      <style:text-properties style:font-name="Arial1" fo:font-size="12pt" fo:font-weight="normal" officeooo:rsid="000be3a3" officeooo:paragraph-rsid="000be3a3" style:font-size-asian="12pt" style:font-weight-asian="normal" style:font-size-complex="12pt" style:font-weight-complex="normal"/>
    </style:style>
    <style:style style:name="P13" style:family="paragraph" style:parent-style-name="Preformatted_20_Text">
      <style:text-properties style:font-name="Arial1" fo:font-size="12pt" fo:font-weight="normal" officeooo:rsid="000be3a3" officeooo:paragraph-rsid="000d3d4e" style:font-size-asian="12pt" style:font-weight-asian="normal" style:font-size-complex="12pt" style:font-weight-complex="normal"/>
    </style:style>
    <style:style style:name="P14" style:family="paragraph" style:parent-style-name="Preformatted_20_Text">
      <style:text-properties style:font-name="Arial1" fo:font-size="12pt" fo:font-weight="normal" officeooo:rsid="000d3d4e" officeooo:paragraph-rsid="000d3d4e" style:font-size-asian="12pt" style:font-weight-asian="normal" style:font-size-complex="12pt" style:font-weight-complex="normal"/>
    </style:style>
    <style:style style:name="P15" style:family="paragraph" style:parent-style-name="Preformatted_20_Text">
      <style:text-properties style:font-name="Arial1" fo:font-size="12pt" fo:font-weight="normal" officeooo:rsid="000e4985" officeooo:paragraph-rsid="000e4985" style:font-size-asian="12pt" style:font-weight-asian="normal" style:font-size-complex="12pt" style:font-weight-complex="normal"/>
    </style:style>
    <style:style style:name="P16" style:family="paragraph" style:parent-style-name="Standard">
      <style:paragraph-properties fo:orphans="0" fo:widows="0"/>
      <style:text-properties officeooo:paragraph-rsid="000e667b"/>
    </style:style>
    <style:style style:name="P17" style:family="paragraph" style:parent-style-name="Standard">
      <style:paragraph-properties fo:orphans="0" fo:widows="0"/>
      <style:text-properties style:font-name="Arial" officeooo:paragraph-rsid="000e667b" style:font-name-complex="Arial2"/>
    </style:style>
    <style:style style:name="P18" style:family="paragraph" style:parent-style-name="Standard">
      <style:paragraph-properties fo:orphans="0" fo:widows="0"/>
      <style:text-properties style:font-name="Arial" officeooo:paragraph-rsid="000e68a2" style:font-name-complex="Arial2"/>
    </style:style>
    <style:style style:name="P19" style:family="paragraph" style:parent-style-name="Standard">
      <style:paragraph-properties fo:orphans="0" fo:widows="0"/>
      <style:text-properties style:font-name="Arial" officeooo:rsid="000e667b" officeooo:paragraph-rsid="000e667b" style:font-name-complex="Arial2"/>
    </style:style>
    <style:style style:name="P20" style:family="paragraph" style:parent-style-name="Standard">
      <style:paragraph-properties fo:orphans="0" fo:widows="0"/>
      <style:text-properties style:font-name="Arial" fo:font-size="12pt" fo:font-weight="bold" officeooo:rsid="000acb3f" officeooo:paragraph-rsid="000e667b" style:font-size-asian="12pt" style:font-weight-asian="bold" style:font-name-complex="Arial2" style:font-size-complex="12pt" style:font-weight-complex="bold"/>
    </style:style>
    <style:style style:name="P21" style:family="paragraph" style:parent-style-name="Standard">
      <style:paragraph-properties fo:orphans="0" fo:widows="0"/>
      <style:text-properties style:font-name="Arial" fo:font-size="12pt" fo:font-weight="normal" officeooo:rsid="000e667b" officeooo:paragraph-rsid="000e667b" style:font-size-asian="12pt" style:font-weight-asian="normal" style:font-name-complex="Arial2" style:font-size-complex="12pt" style:font-weight-complex="normal"/>
    </style:style>
    <style:style style:name="P22" style:family="paragraph" style:parent-style-name="Standard">
      <style:paragraph-properties fo:orphans="0" fo:widows="0"/>
      <style:text-properties style:font-name="Arial" fo:font-size="12pt" fo:font-weight="normal" officeooo:rsid="000acb3f" officeooo:paragraph-rsid="000e667b" style:font-size-asian="12pt" style:font-weight-asian="normal" style:font-name-complex="Arial2" style:font-size-complex="12pt" style:font-weight-complex="normal"/>
    </style:style>
    <style:style style:name="P23" style:family="paragraph" style:parent-style-name="Standard">
      <style:paragraph-properties fo:orphans="0" fo:widows="0"/>
      <style:text-properties style:font-name="Arial" fo:font-size="12pt" fo:font-weight="normal" officeooo:rsid="000acb3f" officeooo:paragraph-rsid="000e68a2" style:font-size-asian="12pt" style:font-weight-asian="normal" style:font-name-complex="Arial2" style:font-size-complex="12pt" style:font-weight-complex="normal"/>
    </style:style>
    <style:style style:name="P24" style:family="paragraph" style:parent-style-name="Standard">
      <style:paragraph-properties fo:orphans="0" fo:widows="0"/>
      <style:text-properties style:font-name="Arial" fo:font-style="italic" officeooo:paragraph-rsid="000e68a2" style:font-style-asian="italic" style:font-name-complex="Arial2" style:font-style-complex="italic"/>
    </style:style>
    <style:style style:name="P25" style:family="paragraph" style:parent-style-name="Standard">
      <style:paragraph-properties fo:orphans="0" fo:widows="0"/>
      <style:text-properties style:font-name="Arial" fo:font-weight="normal" officeooo:paragraph-rsid="000e68a2" style:font-weight-asian="normal" style:font-name-complex="Arial2" style:font-weight-complex="normal"/>
    </style:style>
    <style:style style:name="P26" style:family="paragraph" style:parent-style-name="Standard" style:list-style-name="">
      <style:paragraph-properties fo:orphans="0" fo:widows="0"/>
      <style:text-properties style:font-name="Arial" fo:font-size="12pt" fo:font-weight="bold" officeooo:rsid="000acb3f" officeooo:paragraph-rsid="000ee4dd" style:font-size-asian="12pt" style:font-weight-asian="bold" style:font-name-complex="Arial2" style:font-size-complex="12pt" style:font-weight-complex="bold"/>
    </style:style>
    <style:style style:name="P27" style:family="paragraph" style:parent-style-name="Standard" style:list-style-name="">
      <style:paragraph-properties fo:orphans="0" fo:widows="0"/>
      <style:text-properties style:font-name="Arial" fo:font-size="12pt" fo:font-weight="normal" officeooo:rsid="000acb3f" officeooo:paragraph-rsid="000e68a2" style:font-size-asian="12pt" style:font-weight-asian="normal" style:font-name-complex="Arial2" style:font-size-complex="12pt" style:font-weight-complex="normal"/>
    </style:style>
    <style:style style:name="P28" style:family="paragraph" style:parent-style-name="Standard" style:list-style-name="">
      <style:paragraph-properties fo:orphans="0" fo:widows="0"/>
      <style:text-properties style:font-name="Arial" fo:font-weight="bold" officeooo:rsid="000e667b" officeooo:paragraph-rsid="000e667b" style:font-weight-asian="bold" style:font-name-complex="Arial2" style:font-weight-complex="bold"/>
    </style:style>
    <style:style style:name="P29" style:family="paragraph" style:parent-style-name="Standard" style:list-style-name="">
      <style:paragraph-properties fo:orphans="0" fo:widows="0"/>
      <style:text-properties style:font-name="Arial" fo:font-weight="bold" officeooo:paragraph-rsid="000e667b" style:font-weight-asian="bold" style:font-name-complex="Arial2" style:font-weight-complex="bold"/>
    </style:style>
    <style:style style:name="P30" style:family="paragraph" style:parent-style-name="Standard" style:list-style-name="">
      <style:paragraph-properties fo:orphans="0" fo:widows="0"/>
      <style:text-properties style:font-name="Arial1" fo:font-size="12pt" fo:font-weight="bold" officeooo:rsid="000acb3f" officeooo:paragraph-rsid="000ee4dd" style:font-size-asian="12pt" style:font-weight-asian="bold" style:font-size-complex="12pt" style:font-weight-complex="bold"/>
    </style:style>
    <style:style style:name="P31" style:family="paragraph" style:parent-style-name="Standard" style:list-style-name="WWNum2">
      <style:paragraph-properties fo:margin-left="0.5in" fo:margin-right="0in" fo:orphans="0" fo:widows="0" fo:text-indent="-0.5in" style:auto-text-indent="false">
        <style:tab-stops>
          <style:tab-stop style:position="0.1528in"/>
          <style:tab-stop style:position="0.5in"/>
        </style:tab-stops>
      </style:paragraph-properties>
      <style:text-properties style:font-name="Arial" officeooo:paragraph-rsid="000e667b" style:font-name-complex="Arial2"/>
    </style:style>
    <style:style style:name="P32" style:family="paragraph" style:parent-style-name="Standard" style:list-style-name="WWNum2">
      <style:paragraph-properties fo:margin-left="0.5in" fo:margin-right="0in" fo:orphans="0" fo:widows="0" fo:text-indent="-0.5in" style:auto-text-indent="false">
        <style:tab-stops>
          <style:tab-stop style:position="0.1528in"/>
          <style:tab-stop style:position="0.5in"/>
        </style:tab-stops>
      </style:paragraph-properties>
      <style:text-properties style:font-name="Arial" fo:font-size="12pt" fo:font-weight="normal" officeooo:rsid="000e667b" officeooo:paragraph-rsid="000e667b" style:font-size-asian="12pt" style:font-weight-asian="normal" style:font-name-complex="Arial2" style:font-size-complex="12pt" style:font-weight-complex="normal"/>
    </style:style>
    <style:style style:name="P33" style:family="paragraph" style:parent-style-name="Standard" style:list-style-name="WWNum2">
      <style:paragraph-properties fo:margin-left="0.5in" fo:margin-right="0in" fo:orphans="0" fo:widows="0" fo:text-indent="-0.5in" style:auto-text-indent="false">
        <style:tab-stops>
          <style:tab-stop style:position="0.1528in"/>
          <style:tab-stop style:position="0.5in"/>
        </style:tab-stops>
      </style:paragraph-properties>
      <style:text-properties officeooo:paragraph-rsid="000e667b"/>
    </style:style>
    <style:style style:name="P34" style:family="paragraph" style:parent-style-name="Preformatted_20_Text" style:list-style-name="L1">
      <style:text-properties style:font-name="Arial1" fo:font-size="12pt" fo:font-weight="normal" officeooo:rsid="000acb3f" officeooo:paragraph-rsid="000acb3f" style:font-size-asian="12pt" style:font-weight-asian="normal" style:font-size-complex="12pt" style:font-weight-complex="normal"/>
    </style:style>
    <style:style style:name="P35" style:family="paragraph" style:parent-style-name="Preformatted_20_Text" style:list-style-name="L2">
      <style:text-properties style:font-name="Arial1" fo:font-size="12pt" fo:font-weight="normal" officeooo:rsid="000e4985" officeooo:paragraph-rsid="000e4985" style:font-size-asian="12pt" style:font-weight-asian="normal" style:font-size-complex="12pt" style:font-weight-complex="normal"/>
    </style:style>
    <style:style style:name="T1" style:family="text">
      <style:text-properties officeooo:rsid="000acb3f"/>
    </style:style>
    <style:style style:name="T2" style:family="text">
      <style:text-properties officeooo:rsid="000be3a3"/>
    </style:style>
    <style:style style:name="T3" style:family="text">
      <style:text-properties officeooo:rsid="000e4985"/>
    </style:style>
    <style:style style:name="T4" style:family="text">
      <style:text-properties officeooo:rsid="000e667b"/>
    </style:style>
    <style:style style:name="T5" style:family="text">
      <style:text-properties style:font-name="Arial" style:font-name-complex="Arial2"/>
    </style:style>
    <style:style style:name="T6" style:family="text">
      <style:text-properties style:font-name="Arial" officeooo:rsid="000e667b" style:font-name-complex="Arial2"/>
    </style:style>
    <style:style style:name="T7" style:family="text">
      <style:text-properties style:font-name="Arial" officeooo:rsid="000ee4dd" style:font-name-complex="Arial2"/>
    </style:style>
    <style:style style:name="T8" style:family="text">
      <style:text-properties style:font-name="Arial" officeooo:rsid="00123b05" style:font-name-complex="Arial2"/>
    </style:style>
    <style:style style:name="T9" style:family="text">
      <style:text-properties officeooo:rsid="000fa5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n Navigation</text:p>
      <text:list xml:id="list2638242363" text:style-name="L1">
        <text:list-item>
          <text:p text:style-name="P34">Features</text:p>
        </text:list-item>
        <text:list-item>
          <text:p text:style-name="P34">How it works</text:p>
        </text:list-item>
        <text:list-item>
          <text:p text:style-name="P34">Cities</text:p>
        </text:list-item>
        <text:list-item>
          <text:p text:style-name="P34">Sign up</text:p>
        </text:list-item>
        <text:list-item>
          <text:p text:style-name="P34">Contact Form</text:p>
        </text:list-item>
      </text:list>
      <text:p text:style-name="P9"/>
      <text:p text:style-name="P2">Section 0: Header with hero image and navigation</text:p>
      <text:p text:style-name="P3">Title: None</text:p>
      <text:p text:style-name="P3"/>
      <text:p text:style-name="P5">v1</text:p>
      <text:p text:style-name="P11">Goodbye mud-water. Hello gourmet-quality coffee.</text:p>
      <text:p text:style-name="P11"/>
      <text:p text:style-name="P5">v2</text:p>
      <text:p text:style-name="P13">Goodbye plastic pods. Hello sustainable coffee</text:p>
      <text:p text:style-name="P11"/>
      <text:p text:style-name="P10">Button 1: <text:span text:style-name="T9">Sign me up</text:span></text:p>
      <text:p text:style-name="P10">Button 2: Features</text:p>
      <text:p text:style-name="P2"/>
      <text:p text:style-name="P2">Section 1: Features</text:p>
      <text:p text:style-name="P3">Title: Get <text:span text:style-name="T2">coffee delivered whenever you want</text:span></text:p>
      <text:p text:style-name="P12"/>
      <text:p text:style-name="P5">v1</text:p>
      <text:p text:style-name="P12">Hello, we're Javalyn, your new premium coffee delivery service. We know you're always busy. No time to set-up and wait for your drip machine to finish your brew. So let us take care of that, we're really good at it, we promise!</text:p>
      <text:p text:style-name="P12"/>
      <text:p text:style-name="P5">v2</text:p>
      <text:p text:style-name="P14">Hello, we're Javalyn, a sustainable coffee delivery service. We know you're tired of throwing away countless of plastic coffee pods. So let us brew you a cup and deliver it to your door. Our process is sustainable and we're brewing experts. You'll be satisfied, we promise!</text:p>
      <text:p text:style-name="P12"/>
      <text:p text:style-name="P4">Up to 365 days/year</text:p>
      <text:p text:style-name="P12">Never make coffee again! We really mean that. Our subscription plans include up to 365 days/year coverage. You can also choose to order more flexibility if that's your style.</text:p>
      <text:p text:style-name="P12"/>
      <text:p text:style-name="P5">Ready in 20 minutes</text:p>
      <text:p text:style-name="P14">You're only twenty minutes away from java heaven. We work with local roasters in each city to ensure your 100% satisfied.</text:p>
      <text:p text:style-name="P14"/>
      <text:p text:style-name="P5">100% Organic</text:p>
      <text:p text:style-name="P14">Every cup is made fresh from local roasting shops that only use organic coffee beans harvested from sustainable farms. Good for your town, good for the world, and nothing compares in taste!</text:p>
      <text:p text:style-name="P14"/>
      <text:p text:style-name="P6">Order desert</text:p>
      <text:p text:style-name="P15">We don't just have coffee, which means you can sweeten things up. We have over 50 desert items from croissants to chocolate mousse. It's up to you!</text:p>
      <text:p text:style-name="P14"/>
      <text:p text:style-name="P2"><text:soft-page-break/></text:p>
      <text:p text:style-name="P2">Section 2: Favorite <text:span text:style-name="T3">Brews and Desert</text:span></text:p>
      <text:p text:style-name="P6">Title: None</text:p>
      <text:p text:style-name="P15"/>
      <text:list xml:id="list2874757036" text:style-name="L2">
        <text:list-item>
          <text:p text:style-name="P35">Espresso</text:p>
        </text:list-item>
        <text:list-item>
          <text:p text:style-name="P35">Herbal Hot Tea with Mint Leaf</text:p>
        </text:list-item>
        <text:list-item>
          <text:p text:style-name="P35">Cappuccino and Cake Donut</text:p>
        </text:list-item>
        <text:list-item>
          <text:p text:style-name="P35">Pumpkin Bread Pudding with Sauce</text:p>
        </text:list-item>
        <text:list-item>
          <text:p text:style-name="P35">Java Jelly</text:p>
        </text:list-item>
        <text:list-item>
          <text:p text:style-name="P35">Classic French Croissants with Raspberries</text:p>
        </text:list-item>
        <text:list-item>
          <text:p text:style-name="P35">No Frills Locally Roasted Coffee</text:p>
        </text:list-item>
        <text:list-item>
          <text:p text:style-name="P35">Cold Brew with Fresh Creme</text:p>
        </text:list-item>
      </text:list>
      <text:p text:style-name="P2"/>
      <text:p text:style-name="P2">Section 3: <text:span text:style-name="T4">How it works</text:span></text:p>
      <text:p text:style-name="P7">Title: <text:span text:style-name="T1">How it works - Simple as 1, 2, 3</text:span></text:p>
      <text:list xml:id="list952439771" text:style-name="WWNum2">
        <text:list-item>
          <text:p text:style-name="P31">Choose the subscription plan that best fits your needs and sign up today.</text:p>
        </text:list-item>
        <text:list-item>
          <text:p text:style-name="P33"><text:span text:style-name="T5">Order your delicious</text:span><text:span text:style-name="T6"> brew</text:span><text:span text:style-name="T5"> using our mobile app or website. Or you can even call us!</text:span></text:p>
        </text:list-item>
        <text:list-item>
          <text:p text:style-name="P32">Enjoy your meal after less than 20 minutes. See you the next time!</text:p>
        </text:list-item>
      </text:list>
      <text:p text:style-name="P2"/>
      <text:p text:style-name="P2">Section 4: Locations</text:p>
      <text:h text:style-name="P26" text:outline-level="1">Title: We're currently in these cities</text:h>
      <text:p text:style-name="P2"/>
      <text:h text:style-name="P28" text:outline-level="1">New Orleans</text:h>
      <text:p text:style-name="P16"><text:span text:style-name="T5">1600+ happy </text:span><text:span text:style-name="T6">clients</text:span></text:p>
      <text:p text:style-name="P16"><text:span text:style-name="T5">60+ </text:span><text:span text:style-name="T6">local roasts</text:span></text:p>
      <text:p text:style-name="P16"><text:span text:style-name="T5">@</text:span><text:span text:style-name="T6">javalyn_nola</text:span></text:p>
      <text:p text:style-name="P17"/>
      <text:h text:style-name="P28" text:outline-level="1">Dallas</text:h>
      <text:p text:style-name="P16"><text:span text:style-name="T6">1</text:span><text:span text:style-name="T5">700+ happy eaters</text:span></text:p>
      <text:p text:style-name="P16"><text:span text:style-name="T5">160+ </text:span><text:span text:style-name="T6">local roasts</text:span></text:p>
      <text:p text:style-name="P16"><text:span text:style-name="T5">@</text:span><text:span text:style-name="T6">javalyn_dallas</text:span></text:p>
      <text:p text:style-name="P17"/>
      <text:h text:style-name="P28" text:outline-level="1">Houston</text:h>
      <text:p text:style-name="P16"><text:span text:style-name="T5">2300+ happy </text:span><text:span text:style-name="T6">clients</text:span></text:p>
      <text:p text:style-name="P16"><text:span text:style-name="T5">110+ </text:span><text:span text:style-name="T6">local roasts</text:span></text:p>
      <text:p text:style-name="P16"><text:span text:style-name="T5">@</text:span><text:span text:style-name="T6">javalyn_houston</text:span></text:p>
      <text:p text:style-name="P17"/>
      <text:h text:style-name="P28" text:outline-level="1">Austin</text:h>
      <text:p text:style-name="P16"><text:span text:style-name="T5">1200+ happy </text:span><text:span text:style-name="T6">clients</text:span></text:p>
      <text:p text:style-name="P16"><text:span text:style-name="T5">50+ </text:span><text:span text:style-name="T6">local roasts</text:span></text:p>
      <text:p text:style-name="P21">@javalyn_austin</text:p>
      <text:p text:style-name="P2"/>
      <text:p text:style-name="P2">Section 5: Customer Testimonials</text:p>
      <text:h text:style-name="P26" text:outline-level="1">Title: Our customers can't live without us</text:h>
      <text:h text:style-name="P26" text:outline-level="1"/>
      <text:p text:style-name="P16"><text:span text:style-name="T5">Javalyn is just awesome! I just launched a startup which leaves me with no time for </text:span><text:span text:style-name="T6">making coffee</text:span><text:span text:style-name="T5">, so Javalyn is a life-saver. Now that I got used to it, I couldn't live without my daily </text:span><text:span text:style-name="T6">c</text:span><text:span text:style-name="T8">up of joe</text:span><text:span text:style-name="T5">!</text:span></text:p>
      <text:p text:style-name="P17">(Alberto Duncan)</text:p>
      <text:p text:style-name="P17"><text:soft-page-break/></text:p>
      <text:p text:style-name="P16"><text:span text:style-name="T5">Inexpensive, healthy and great-tasting </text:span><text:span text:style-name="T6">coffee</text:span><text:span text:style-name="T5">, delivered right to my home. We have lots of </text:span><text:span text:style-name="T6">coffee</text:span><text:span text:style-name="T5"> delivery here in </text:span><text:span text:style-name="T6">Houston</text:span><text:span text:style-name="T5">, but no one comes even close to </text:span><text:span text:style-name="T6">Javalyn</text:span><text:span text:style-name="T5">. Me and my family are so in love!</text:span></text:p>
      <text:p text:style-name="P17">(Joana Silva)</text:p>
      <text:p text:style-name="P17"/>
      <text:p text:style-name="P16"><text:span text:style-name="T5">I was looking for a quick and easy </text:span><text:span text:style-name="T6">coffee</text:span><text:span text:style-name="T5"> delivery service in </text:span><text:span text:style-name="T6">Dallas</text:span><text:span text:style-name="T5">. I tried a lot of them and ended up with Javalyn. Best </text:span><text:span text:style-name="T6">coffee</text:span><text:span text:style-name="T5"> delivery service in the </text:span><text:span text:style-name="T6">Dallas </text:span><text:span text:style-name="T5">Area. Keep up the great work!</text:span></text:p>
      <text:p text:style-name="P22">(Milton Chapman)</text:p>
      <text:p text:style-name="P22"/>
      <text:p text:style-name="P22"/>
      <text:p text:style-name="P2">Section 6: Sign up and pricing plans</text:p>
      <text:h text:style-name="P30" text:outline-level="1"><text:span text:style-name="T5">Title: </text:span><text:span text:style-name="T7">Get your coffee</text:span><text:span text:style-name="T5"> </text:span><text:span text:style-name="T7">fix </text:span><text:span text:style-name="T5">today</text:span></text:h>
      <text:h text:style-name="P29" text:outline-level="1">Plan 1: Premium</text:h>
      <text:p text:style-name="P16"><text:span text:style-name="T6">$2</text:span><text:span text:style-name="T5">9 per month</text:span></text:p>
      <text:p text:style-name="P16"><text:span text:style-name="T5">That’s only </text:span><text:span text:style-name="T6">$0</text:span><text:span text:style-name="T5">.</text:span><text:span text:style-name="T6">99</text:span><text:span text:style-name="T5"> per </text:span><text:span text:style-name="T6">cup</text:span></text:p>
      <text:p text:style-name="P16"><text:span text:style-name="T5">1 </text:span><text:span text:style-name="T6">cup</text:span><text:span text:style-name="T5"> every day</text:span></text:p>
      <text:p text:style-name="P17">Order 24/7</text:p>
      <text:p text:style-name="P17">Access to newest creations</text:p>
      <text:p text:style-name="P17">Free delivery</text:p>
      <text:p text:style-name="P17"/>
      <text:p text:style-name="P17"/>
      <text:h text:style-name="P29" text:outline-level="1">Plan 2: Pro</text:h>
      <text:p text:style-name="P16"><text:span text:style-name="T6">$5</text:span><text:span text:style-name="T5">9</text:span><text:span text:style-name="T6"> </text:span><text:span text:style-name="T5">per month</text:span></text:p>
      <text:p text:style-name="P16"><text:span text:style-name="T5">That’s only $</text:span><text:span text:style-name="T6">1</text:span><text:span text:style-name="T5">.9</text:span><text:span text:style-name="T6">9</text:span><text:span text:style-name="T5"> per </text:span><text:span text:style-name="T6">cup</text:span></text:p>
      <text:p text:style-name="P16"><text:span text:style-name="T5">1 </text:span><text:span text:style-name="T6">cup</text:span><text:span text:style-name="T5"> 10 days/month</text:span></text:p>
      <text:p text:style-name="P17">Order 24/7</text:p>
      <text:p text:style-name="P17">Access to newest creations</text:p>
      <text:p text:style-name="P17">Free delivery</text:p>
      <text:p text:style-name="P17"/>
      <text:p text:style-name="P17"/>
      <text:h text:style-name="P29" text:outline-level="1">Plan 3: Starter</text:h>
      <text:p text:style-name="P16"><text:span text:style-name="T5">$</text:span><text:span text:style-name="T6">3.99</text:span><text:span text:style-name="T5"> per </text:span><text:span text:style-name="T6">cup</text:span></text:p>
      <text:p text:style-name="P19">Single Cup</text:p>
      <text:p text:style-name="P22">Order from 8 am to 12 pm</text:p>
      <text:p text:style-name="P20"/>
      <text:p text:style-name="P2">Section 7: Contact form</text:p>
      <text:p text:style-name="P8">Title: We're happy to hear from you</text:p>
      <text:p text:style-name="P24">Fields to include:</text:p>
      <text:p text:style-name="P18">Name</text:p>
      <text:p text:style-name="P18">Email</text:p>
      <text:p text:style-name="P18">How did you find us?</text:p>
      <text:p text:style-name="P25">Newsletter</text:p>
      <text:p text:style-name="P23">Drop us a line</text:p>
      <text:p text:style-name="P2"/>
      <text:p text:style-name="P2">Section 8: Footer</text:p>
      <text:p text:style-name="P8">Title: None</text:p>
      <text:p text:style-name="P24">Navigation:</text:p>
      <text:p text:style-name="P18"><text:soft-page-break/>1. About us</text:p>
      <text:p text:style-name="P18">2. Blog</text:p>
      <text:p text:style-name="P18">3. Press</text:p>
      <text:p text:style-name="P18">4. iOS App</text:p>
      <text:p text:style-name="P18">5. Android App</text:p>
      <text:p text:style-name="P18"/>
      <text:h text:style-name="P27" text:outline-level="1">Also include links to facebook, twitter, google+ and Instagram accou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0T23:35:53.849000000</dc:date>
    <meta:editing-duration>P4DT8H10M32S</meta:editing-duration>
    <meta:editing-cycles>6</meta:editing-cycles>
    <meta:generator>LibreOffice/6.2.3.2$Windows_X86_64 LibreOffice_project/aecc05fe267cc68dde00352a451aa867b3b546ac</meta:generator>
    <meta:document-statistic meta:table-count="0" meta:image-count="0" meta:object-count="0" meta:page-count="4" meta:paragraph-count="106" meta:word-count="676" meta:character-count="3729" meta:non-whitespace-character-count="3175"/>
  </office:meta>
</office:document-meta>
</file>